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63cm"/>
    </style:style>
    <style:style style:name="co13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Max. Duration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E4] / [.C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E5] / [.C5]"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E6] / [.C6]" office:value-type="float" office:value="5.25" calcext:value-type="float">
            <text:p>5,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E7] / [.C7]" office:value-type="float" office:value="2.46666666666667" calcext:value-type="float">
            <text:p>2,46666666666667</text:p>
          </table:table-cell>
          <table:table-cell table:formula="of:=SUM([.H4:.H7])" office:value-type="float" office:value="12.4166666666667" calcext:value-type="float">
            <text:p>12,4166666666667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E9] / [.C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E10] / [.C10]" office:value-type="float" office:value="1.81818181818182" calcext:value-type="float">
            <text:p>1,8181818181818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E11] / [.C11]" office:value-type="float" office:value="2.36363636363636" calcext:value-type="float">
            <text:p>2,3636363636363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E12] / [.C12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E13] / [.C13]" office:value-type="float" office:value="2.06666666666667" calcext:value-type="float">
            <text:p>2,06666666666667</text:p>
          </table:table-cell>
          <table:table-cell table:formula="of:=SUM([.H9:.H13])" office:value-type="float" office:value="13.3484848484848" calcext:value-type="float">
            <text:p>13,34848484848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E15] / [.C15]" office:value-type="float" office:value="2.08333333333333" calcext:value-type="float">
            <text:p>2,08333333333333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E16] / [.C16]" office:value-type="float" office:value="2.53846153846154" calcext:value-type="float">
            <text:p>2,5384615384615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E17] / [.C17]" office:value-type="float" office:value="3.57142857142857" calcext:value-type="float">
            <text:p>3,5714285714285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E18] / [.C18]" office:value-type="float" office:value="3.63636363636364" calcext:value-type="float">
            <text:p>3,63636363636364</text:p>
          </table:table-cell>
          <table:table-cell table:formula="of:=SUM([.H15:.H18])" office:value-type="float" office:value="11.8295870795871" calcext:value-type="float">
            <text:p>11,82958707958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E20] / [.C20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E21] / [.C21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E22] / [.C22]" office:value-type="float" office:value="2.41666666666667" calcext:value-type="float">
            <text:p>2,41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E23] / [.C23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E24] / [.C24]" office:value-type="float" office:value="2.30769230769231" calcext:value-type="float">
            <text:p>2,30769230769231</text:p>
          </table:table-cell>
          <table:table-cell table:formula="of:=SUM([.H20:.H24])" office:value-type="float" office:value="12.6410256410256" calcext:value-type="float">
            <text:p>12,64102564102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E26] / [.C2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E27] / [.C27]" office:value-type="float" office:value="3.00751879699248" calcext:value-type="float">
            <text:p>3,00751879699248</text:p>
          </table:table-cell>
          <table:table-cell table:formula="of:=SUM([.H26:.H27])" office:value-type="float" office:value="12.0075187969925" calcext:value-type="float">
            <text:p>12,00751879699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E29] / [.C29]" office:value-type="float" office:value="3.33333333333333" calcext:value-type="float">
            <text:p>3,3333333333333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E30] / [.C30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E31] / [.C31]" office:value-type="float" office:value="3.16666666666667" calcext:value-type="float">
            <text:p>3,166666666666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E32] / [.C32]" office:value-type="float" office:value="5" calcext:value-type="float">
            <text:p>5</text:p>
          </table:table-cell>
          <table:table-cell table:formula="of:=SUM([.H29:.H32])" office:value-type="float" office:value="13.75" calcext:value-type="float">
            <text:p>13,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E34] / [.C3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E35] / [.C35]" office:value-type="float" office:value="2.9" calcext:value-type="float">
            <text:p>2,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E36] / [.C36]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E37] / [.C37]"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E38] / [.C38]" office:value-type="float" office:value="2.5" calcext:value-type="float">
            <text:p>2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E39] / [.C39]"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E40] / [.C40]" office:value-type="float" office:value="1.1" calcext:value-type="float">
            <text:p>1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E41] / [.C41]" office:value-type="float" office:value="3.1" calcext:value-type="float">
            <text:p>3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E42] / [.C4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E43] / [.C43]" office:value-type="float" office:value="2.66666666666667" calcext:value-type="float">
            <text:p>2,66666666666667</text:p>
          </table:table-cell>
          <table:table-cell table:formula="of:=SUM([.H34:.H43])" office:value-type="float" office:value="18.6666666666667" calcext:value-type="float">
            <text:p>18,6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E45] / [.C45]" office:value-type="float" office:value="2.30769230769231" calcext:value-type="float">
            <text:p>2,3076923076923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E46] / [.C46]" office:value-type="float" office:value="2.69230769230769" calcext:value-type="float">
            <text:p>2,6923076923076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E47] / [.C47]" office:value-type="float" office:value="4.15384615384615" calcext:value-type="float">
            <text:p>4,1538461538461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E48] / [.C48]" office:value-type="float" office:value="4.16666666666667" calcext:value-type="float">
            <text:p>4,16666666666667</text:p>
          </table:table-cell>
          <table:table-cell table:formula="of:=SUM([.H45:.H48])" office:value-type="float" office:value="13.3205128205128" calcext:value-type="float">
            <text:p>13,32051282051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 IF([.$E50] &lt;&gt; 0; [.$B50] * [.$C50] * [.$D50] / [.$E50]; 0)" office:value-type="float" office:value="2.11764705882353" calcext:value-type="float">
            <text:p>2,12</text:p>
          </table:table-cell>
          <table:table-cell table:formula="of:=[.E50] / [.C50]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2] &lt;&gt; 0; [.$B52] * [.$C52] * [.$D52] / [.$E52]; 0)" office:value-type="float" office:value="3.4" calcext:value-type="float">
            <text:p>3,4</text:p>
          </table:table-cell>
          <table:table-cell table:formula="of:=[.E52] / [.C52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3] &lt;&gt; 0; [.$B53] * [.$C53] * [.$D53] / [.$E53]; 0)" office:value-type="float" office:value="3.91" calcext:value-type="float">
            <text:p>3,91</text:p>
          </table:table-cell>
          <table:table-cell table:formula="of:=[.E53] / [.C53]" office:value-type="float" office:value="2.35294117647059" calcext:value-type="float">
            <text:p>2,3529411764705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54] &lt;&gt; 0; [.$B54] * [.$C54] * [.$D54] / [.$E54]; 0)" office:value-type="float" office:value="4.25" calcext:value-type="float">
            <text:p>4,25</text:p>
          </table:table-cell>
          <table:table-cell table:formula="of:=[.E54] / [.C54]" office:value-type="float" office:value="1.17647058823529" calcext:value-type="float">
            <text:p>1,1764705882352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55] &lt;&gt; 0; [.$B55] * [.$C55] * [.$D55] / [.$E55]; 0)" office:value-type="float" office:value="4.72222222222222" calcext:value-type="float">
            <text:p>4,72</text:p>
          </table:table-cell>
          <table:table-cell table:formula="of:=[.E55] / [.C55]" office:value-type="float" office:value="2.64705882352941" calcext:value-type="float">
            <text:p>2,6470588235294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56] &lt;&gt; 0; [.$B56] * [.$C56] * [.$D56] / [.$E56]; 0)" office:value-type="float" office:value="5" calcext:value-type="float">
            <text:p>5</text:p>
          </table:table-cell>
          <table:table-cell table:formula="of:=[.E56] / [.C56]" office:value-type="float" office:value="2.6" calcext:value-type="float">
            <text:p>2,6</text:p>
          </table:table-cell>
          <table:table-cell table:formula="of:=SUM([.H52:.H56])" office:value-type="float" office:value="10.5411764705882" calcext:value-type="float">
            <text:p>10,54117647058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58] &lt;&gt; 0; [.$B58] * [.$C58] * [.$D58] / [.$E58]; 0)" office:value-type="float" office:value="3.4" calcext:value-type="float">
            <text:p>3,4</text:p>
          </table:table-cell>
          <table:table-cell table:formula="of:=[.E58] / [.C58]" office:value-type="float" office:value="2.94117647058824" calcext:value-type="float">
            <text:p>2,94117647058824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9] &lt;&gt; 0; [.$B59] * [.$C59] * [.$D59] / [.$E59]; 0)" office:value-type="float" office:value="3.91" calcext:value-type="float">
            <text:p>3,91</text:p>
          </table:table-cell>
          <table:table-cell table:formula="of:=[.E59] / [.C59]" office:value-type="float" office:value="2.35294117647059" calcext:value-type="float">
            <text:p>2,3529411764705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0] &lt;&gt; 0; [.$B60] * [.$C60] * [.$D60] / [.$E60]; 0)" office:value-type="float" office:value="4.25" calcext:value-type="float">
            <text:p>4,25</text:p>
          </table:table-cell>
          <table:table-cell table:formula="of:=[.E60] / [.C60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table:style-name="ce12" office:value-type="float" office:value="2.75" calcext:value-type="float">
            <text:p>2,75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675" calcext:value-type="float">
            <text:p>4,68</text:p>
          </table:table-cell>
          <table:table-cell table:formula="of:=[.E61] / [.C61]" office:value-type="float" office:value="1.17647058823529" calcext:value-type="float">
            <text:p>1,17647058823529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2] &lt;&gt; 0; [.$B62] * [.$C62] * [.$D62] / [.$E62]; 0)" office:value-type="float" office:value="5" calcext:value-type="float">
            <text:p>5</text:p>
          </table:table-cell>
          <table:table-cell table:formula="of:=[.E62] / [.C62]" office:value-type="float" office:value="2.6" calcext:value-type="float">
            <text:p>2,6</text:p>
          </table:table-cell>
          <table:table-cell table:formula="of:=SUM([.H58:.H62])" office:value-type="float" office:value="10.8352941176471" calcext:value-type="float">
            <text:p>10,83529411764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4] &lt;&gt; 0; [.$B64] * [.$C64] * [.$D64] / [.$E64]; 0)" office:value-type="float" office:value="3.4" calcext:value-type="float">
            <text:p>3,4</text:p>
          </table:table-cell>
          <table:table-cell table:formula="of:=[.E64] / [.C64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5] &lt;&gt; 0; [.$B65] * [.$C65] * [.$D65] / [.$E65]; 0)" office:value-type="float" office:value="3.91" calcext:value-type="float">
            <text:p>3,91</text:p>
          </table:table-cell>
          <table:table-cell table:formula="of:=[.E65] / [.C65]" office:value-type="float" office:value="1.30434782608696" calcext:value-type="float">
            <text:p>1,3043478260869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6] &lt;&gt; 0; [.$B66] * [.$C66] * [.$D66] / [.$E66]; 0)" office:value-type="float" office:value="4.26545454545455" calcext:value-type="float">
            <text:p>4,27</text:p>
          </table:table-cell>
          <table:table-cell table:formula="of:=[.E66] / [.C66]" office:value-type="float" office:value="1.61764705882353" calcext:value-type="float">
            <text:p>1,61764705882353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67] &lt;&gt; 0; [.$B67] * [.$C67] * [.$D67] / [.$E67]; 0)" office:value-type="float" office:value="4.51153846153846" calcext:value-type="float">
            <text:p>4,51</text:p>
          </table:table-cell>
          <table:table-cell table:formula="of:=[.E67] / [.C67]" office:value-type="float" office:value="1.52941176470588" calcext:value-type="float">
            <text:p>1,52941176470588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8] &lt;&gt; 0; [.$B68] * [.$C68] * [.$D68] / [.$E68]; 0)" office:value-type="float" office:value="4.8" calcext:value-type="float">
            <text:p>4,8</text:p>
          </table:table-cell>
          <table:table-cell table:formula="of:=[.E68] / [.C68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9] &lt;&gt; 0; [.$B69] * [.$C69] * [.$D69] / [.$E69]; 0)" office:value-type="float" office:value="5" calcext:value-type="float">
            <text:p>5</text:p>
          </table:table-cell>
          <table:table-cell table:formula="of:=[.E69] / [.C69]" office:value-type="float" office:value="2.6" calcext:value-type="float">
            <text:p>2,6</text:p>
          </table:table-cell>
          <table:table-cell table:formula="of:=SUM([.H64:.H69])" office:value-type="float" office:value="10.8161125319693" calcext:value-type="float">
            <text:p>10,8161125319693</text:p>
          </table:table-cell>
        </table:table-row>
        <table:table-row table:style-name="ro1">
          <table:table-cell table:number-columns-repeated="6"/>
          <table:table-cell table:formula="of:= IF([.$E70] &lt;&gt; 0; [.$B70] * [.$C70] * [.$D70] / [.$E70]; 0)" office:value-type="float" office:value="0" calcext:value-type="float">
            <text:p>0</text:p>
          </table:table-cell>
          <table:table-cell table:formula="of:=[.E70] / [.C7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1] &lt;&gt; 0; [.$B71] * [.$C71] * [.$D71] / [.$E71]; 0)" office:value-type="float" office:value="0" calcext:value-type="float">
            <text:p>0</text:p>
          </table:table-cell>
          <table:table-cell table:formula="of:=[.E71] / [.C7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2] &lt;&gt; 0; [.$B72] * [.$C72] * [.$D72] / [.$E72]; 0)" office:value-type="float" office:value="0" calcext:value-type="float">
            <text:p>0</text:p>
          </table:table-cell>
          <table:table-cell table:formula="of:=[.E72] / [.C7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3] &lt;&gt; 0; [.$B73] * [.$C73] * [.$D73] / [.$E73]; 0)" office:value-type="float" office:value="0" calcext:value-type="float">
            <text:p>0</text:p>
          </table:table-cell>
          <table:table-cell table:formula="of:=[.E73] / [.C7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4] &lt;&gt; 0; [.$B74] * [.$C74] * [.$D74] / [.$E74]; 0)" office:value-type="float" office:value="0" calcext:value-type="float">
            <text:p>0</text:p>
          </table:table-cell>
          <table:table-cell table:formula="of:=[.E74] / [.C7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5] &lt;&gt; 0; [.$B75] * [.$C75] * [.$D75] / [.$E75]; 0)" office:value-type="float" office:value="0" calcext:value-type="float">
            <text:p>0</text:p>
          </table:table-cell>
          <table:table-cell table:formula="of:=[.E75] / [.C7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6] &lt;&gt; 0; [.$B76] * [.$C76] * [.$D76] / [.$E76]; 0)" office:value-type="float" office:value="0" calcext:value-type="float">
            <text:p>0</text:p>
          </table:table-cell>
          <table:table-cell table:formula="of:=[.E76] / [.C76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9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.00.0000</text:date>, <text:time style:data-style-name="N2" text:time-value="21:56:28.1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4-05-29T00:03:57.636000000</dc:date>
    <meta:editing-duration>P5DT13H43M6S</meta:editing-duration>
    <meta:editing-cycles>32</meta:editing-cycles>
    <meta:generator>LibreOffice/7.0.4.2$Windows_X86_64 LibreOffice_project/dcf040e67528d9187c66b2379df5ea4407429775</meta:generator>
    <meta:document-statistic meta:table-count="4" meta:cell-count="1146" meta:object-count="0"/>
  </office:meta>
</office:document-meta>
</file>